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 Light" svg:font-family="'JetBrains Mono Light'" style:font-adornments="Light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7in"/>
    </style:style>
    <style:style style:name="co2" style:family="table-column">
      <style:table-column-properties fo:break-before="auto" style:column-width="0.5437in"/>
    </style:style>
    <style:style style:name="co3" style:family="table-column">
      <style:table-column-properties fo:break-before="auto" style:column-width="0.6555in"/>
    </style:style>
    <style:style style:name="co4" style:family="table-column">
      <style:table-column-properties fo:break-before="auto" style:column-width="0.39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0.2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Liberation Sans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Liberation Sans" fo:font-size="11pt" style:font-size-asian="11pt" style:font-size-complex="11pt"/>
    </style:style>
    <style:style style:name="ce9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Liberation Sans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Liberation San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c9211e" style:font-name="Liberation Sans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vertical-align="middl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1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4" table:number-columns-repeated="17" table:default-cell-style-name="ce12"/>
        <table:table-column table:style-name="co5" table:number-columns-repeated="1000" table:default-cell-style-name="ce12"/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5" office:value-type="string" calcext:value-type="string">
            <text:p>Merge</text:p>
          </table:table-cell>
          <table:table-cell table:style-name="ce5" office:value-type="string" calcext:value-type="string">
            <text:p>Bits</text:p>
          </table:table-cell>
          <table:table-cell table:style-name="ce5" office:value-type="string" calcext:value-type="string">
            <text:p>Bytes</text:p>
          </table:table-cell>
          <table:table-cell table:style-name="ce7" office:value-type="string" calcext:value-type="string">
            <text:p>Offs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C_Preamble <text:s text:c="5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[.C3]/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C_Dest_Addr <text:s text:c="4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[.C4]/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C_Src_Addr <text:s text:c="5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[.C5]/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C_Ether_Type <text:s text:c="3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6]/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Version <text:s text:c="5"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C7]/8" office:value-type="float" office:value="0.5" calcext:value-type="float">
            <text:p>0.5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IHL <text:s text:c="9"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C8]/8" office:value-type="float" office:value="0.5" calcext:value-type="float">
            <text:p>0.5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Tos <text:s text:c="9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C9]/8" office:value-type="float" office:value="1" calcext:value-type="float">
            <text:p>1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Total_Len <text:s text:c="3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10]/8" office:value-type="float" office:value="2" calcext:value-type="float">
            <text:p>2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Id <text:s text:c="10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11]/8" office:value-type="float" office:value="2" calcext:value-type="float">
            <text:p>2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Flags <text:s text:c="7"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C12]/8" office:value-type="float" office:value="0.375" calcext:value-type="float">
            <text:p>0.375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Frag_Offset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C13]/8" office:value-type="float" office:value="1.625" calcext:value-type="float">
            <text:p>1.625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TTL <text:s text:c="9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C14]/8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Protocol <text:s text:c="4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C15]/8" office:value-type="float" office:value="1" calcext:value-type="float">
            <text:p>1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Hdr_Csum <text:s text:c="4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16]/8" office:value-type="float" office:value="2" calcext:value-type="float">
            <text:p>2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Src_Addr <text:s text:c="4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C17]/8" office:value-type="float" office:value="4" calcext:value-type="float">
            <text:p>4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Dest_Addr <text:s text:c="3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C18]/8" office:value-type="float" office:value="4" calcext:value-type="float">
            <text:p>4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DP_Src_Port <text:s text:c="5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19]/8" office:value-type="float" office:value="2" calcext:value-type="float">
            <text:p>2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DP_Dest_Port <text:s text:c="4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20]/8" office:value-type="float" office:value="2" calcext:value-type="float">
            <text:p>2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DP_Len <text:s text:c="10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21]/8" office:value-type="float" office:value="2" calcext:value-type="float">
            <text:p>2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DP_Csum <text:s text:c="9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22]/8" office:value-type="float" office:value="2" calcext:value-type="float">
            <text:p>2</text:p>
          </table:table-cell>
          <table:table-cell table:style-name="ce11" office:value-type="float" office:value="48" calcext:value-type="float">
            <text:p>48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22"/>
        </table:table-row>
        <table:table-row table:style-name="ro2" table:number-rows-repeated="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>
        <table:table-column table:style-name="co6" table:number-columns-repeated="50" table:default-cell-style-name="ce13"/>
        <table:table-column table:style-name="co7" table:number-columns-repeated="959" table:default-cell-style-name="ce13"/>
        <table:table-row table:style-name="ro3">
          <table:table-cell table:number-columns-repeated="1009"/>
        </table:table-row>
        <table:table-row table:style-name="ro3"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number-columns-repeated="959"/>
        </table:table-row>
        <table:table-row table:style-name="ro3">
          <table:table-cell table:style-name="ce15" office:value-type="string" calcext:value-type="string" table:number-columns-spanned="8" table:number-rows-spanned="1">
            <text:p>preamble</text:p>
          </table:table-cell>
          <table:covered-table-cell table:number-columns-repeated="7" table:style-name="ce15"/>
          <table:table-cell table:style-name="ce14" office:value-type="string" calcext:value-type="string" table:number-columns-spanned="6" table:number-rows-spanned="1">
            <text:p>destination</text:p>
          </table:table-cell>
          <table:covered-table-cell table:number-columns-repeated="5" table:style-name="ce14"/>
          <table:table-cell table:style-name="ce14" office:value-type="string" calcext:value-type="string" table:number-columns-spanned="6" table:number-rows-spanned="1">
            <text:p>source</text:p>
          </table:table-cell>
          <table:covered-table-cell table:number-columns-repeated="5" table:style-name="ce14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14"/>
          <table:table-cell table:style-name="ce15" office:value-type="string" calcext:value-type="string">
            <text:p>V+I</text:p>
          </table:table-cell>
          <table:table-cell table:style-name="ce14" office:value-type="string" calcext:value-type="string">
            <text:p>tos</text:p>
          </table:table-cell>
          <table:table-cell table:style-name="ce14" office:value-type="string" calcext:value-type="string" table:number-columns-spanned="2" table:number-rows-spanned="1">
            <text:p>len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id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flag/off</text:p>
          </table:table-cell>
          <table:covered-table-cell table:style-name="ce14"/>
          <table:table-cell table:style-name="ce14" office:value-type="string" calcext:value-type="string">
            <text:p>ttl</text:p>
          </table:table-cell>
          <table:table-cell table:style-name="ce14" office:value-type="string" calcext:value-type="string">
            <text:p>pro</text:p>
          </table:table-cell>
          <table:table-cell table:style-name="ce17" office:value-type="string" calcext:value-type="string" table:number-columns-spanned="2" table:number-rows-spanned="1">
            <text:p>csum</text:p>
          </table:table-cell>
          <table:covered-table-cell table:style-name="ce14"/>
          <table:table-cell table:style-name="ce14" office:value-type="string" calcext:value-type="string" table:number-columns-spanned="4" table:number-rows-spanned="1">
            <text:p>src ip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dest ip</text:p>
          </table:table-cell>
          <table:covered-table-cell table:number-columns-repeated="3" table:style-name="ce14"/>
          <table:table-cell table:style-name="ce14" office:value-type="string" calcext:value-type="string" table:number-columns-spanned="2" table:number-rows-spanned="1">
            <text:p>src port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dst port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len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csum</text:p>
          </table:table-cell>
          <table:covered-table-cell table:style-name="ce14"/>
          <table:table-cell table:number-columns-repeated="959"/>
        </table:table-row>
        <table:table-row table:style-name="ro3" table:number-rows-repeated="1048572">
          <table:table-cell table:number-columns-repeated="1009"/>
        </table:table-row>
        <table:table-row table:style-name="ro3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 Light" svg:font-family="'JetBrains Mono Light'" style:font-adornments="Light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3:38:06.1418241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21:31:13.890647942</meta:creation-date>
    <dc:date>2022-02-15T13:56:07.155379966</dc:date>
    <meta:editing-duration>PT49M46S</meta:editing-duration>
    <meta:editing-cycles>62</meta:editing-cycles>
    <meta:generator>LibreOffice/7.3.0.3$Linux_X86_64 LibreOffice_project/0f246aa12d0eee4a0f7adcefbf7c878fc2238db3</meta:generator>
    <meta:document-statistic meta:table-count="2" meta:cell-count="173" meta:object-count="0"/>
  </office:meta>
</office:document-meta>
</file>